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2</text:span></text:p>
      <text:p text:style-name="Standard"/>
      <text:p text:style-name="Standard">Create a very simple inheritance hierarchy of three classes that write to text files. <text:s/></text:p>
      <text:p text:style-name="Standard"/>
      <text:p text:style-name="Standard"><text:span text:style-name="T2">LogFile(WriteFile): <text:s/></text:span>its instance writes a date and message to a log file: <text:s/></text:p>
      <text:p text:style-name="Standard"/>
      <text:p text:style-name="code">2015-01-21 18:35 <text:s text:c="2"/>this is a log message</text:p>
      <text:p text:style-name="Standard"/>
      <text:p text:style-name="Standard"/>
      <text:p text:style-name="Standard"><text:span text:style-name="T2">DelimFile (WriteFile): <text:s/></text:span>its instance writes values separated by a delimeter: <text:s text:c="2"/></text:p>
      <text:p text:style-name="Standard"/>
      <text:p text:style-name="code">a,b,c,d</text:p>
      <text:p text:style-name="Standard"/>
      <text:p text:style-name="Standard"/>
      <text:p text:style-name="Standard"><text:span text:style-name="T2">WriteFile(object): <text:s/></text:span>the parent class to both <text:span text:style-name="T2">LogFile</text:span> and <text:span text:style-name="T2">DelimFile</text:span>, does work that is common between them. <text:s text:c="2"/>Not intended to be instantiated. <text:s/></text:p>
      <text:p text:style-name="Standard"/>
      <text:p text:style-name="Standard"/>
      <text:p text:style-name="Standard">Here is calling code you can use to test: <text:s/></text:p>
      <text:p text:style-name="Standard"/>
      <text:p text:style-name="code">log = LogFile('log.txt') <text:s text:c="17"/># passes the filename to write to</text:p>
      <text:p text:style-name="code">mydelim = DelimFile('data.csv', ',') <text:s text:c="5"/># passes the filename to write to</text:p>
      <text:p text:style-name="code"><text:s text:c="42"/># and a delimeter</text:p>
      <text:p text:style-name="code"/>
      <text:p text:style-name="code">log.write('this is a log message') <text:s text:c="7"/># writes a message to the file</text:p>
      <text:p text:style-name="code">log.write('this is another log message') <text:s/># same</text:p>
      <text:p text:style-name="code"/>
      <text:p text:style-name="code">mydelim.write(['a', 'b', 'c', 'd']) <text:s text:c="6"/># writes a list of values separated</text:p>
      <text:p text:style-name="code"><text:s text:c="42"/># by comma to the file</text:p>
      <text:p text:style-name="code"><text:bookmark text:name="__DdeLink__128_1156548062"/>mydelim.write(['1', '2', '3', '4']) <text:s text:c="6"/># same</text:p>
      <text:p text:style-name="Standard"/>
      <text:p text:style-name="Standard"/>
      <text:p text:style-name="Standard">Here's what the two files look like when we're done:</text:p>
      <text:p text:style-name="Standard"/>
      <text:p text:style-name="code"># text of log.txt</text:p>
      <text:p text:style-name="code">2015-01-21 18:35 <text:s text:c="2"/>this is a log message</text:p>
      <text:p text:style-name="code">2015-01-21 18:35 <text:s text:c="2"/>this is another log message</text:p>
      <text:p text:style-name="code"/>
      <text:p text:style-name="code"># text of data.csv</text:p>
      <text:p text:style-name="code">a,b,c,d</text:p>
      <text:p text:style-name="code">1,2,3,4</text:p>
      <text:p text:style-name="Standard"/>
      <text:p text:style-name="Standard"/>
      <text:p text:style-name="Standard">As you can see, both of these classes write to files (so they are similar), but they write to them in different ways (so they are different). <text:s/></text:p>
      <text:p text:style-name="Standard"/>
      <text:p text:style-name="Standard"><text:span text:style-name="T2">LogFile:</text:span></text:p>
      <text:list xml:id="list2755254377" text:style-name="WWNum1">
        <text:list-item>
          <text:p text:style-name="P2">constructor takes a log filename as an argument</text:p>
        </text:list-item>
        <text:list-item>
          <text:p text:style-name="P2"><text:soft-page-break/>when we call <text:span text:style-name="T2">write()</text:span> on the LogFile object and pass a string argument, it writes a log message, preceded with the date and time <text:s/></text:p>
        </text:list-item>
        <text:list-item>
          <text:p text:style-name="P2">this class would be useful in any application in which you want to keep track of what is happening as a script executes <text:s/></text:p>
        </text:list-item>
      </text:list>
      <text:p text:style-name="Standard"/>
      <text:p text:style-name="Standard"/>
      <text:p text:style-name="Standard"><text:span text:style-name="T2">DelimFile:</text:span></text:p>
      <text:list xml:id="list150563787" text:style-name="WWNum2">
        <text:list-item>
          <text:p text:style-name="P3">constructor takes a filename and a delimeter as arguments</text:p>
        </text:list-item>
        <text:list-item>
          <text:p text:style-name="P3">when we call write() on the DelimFile object and pass a list, it then writes to the file by joining the elements of the list with the delimeter. <text:s/></text:p>
        </text:list-item>
        <text:list-item>
          <text:p text:style-name="P3">delimited files are often used to store and transfer data; for example, Excel can output its data in a CSV<text:bookmark text:name="_GoBack"/> format, or comma-separated values format. <text:s/>Really, any character can be used for a delimeter, but commas, colons and tabs are the most common. <text:s/></text:p>
        </text:list-item>
      </text:list>
      <text:p text:style-name="Standard"/>
      <text:p text:style-name="Standard"/>
      <text:p text:style-name="Standard"><text:span text:style-name="T2">WriteFile:</text:span></text:p>
      <text:list xml:id="list1107333333" text:style-name="WWNum3">
        <text:list-item>
          <text:p text:style-name="P4">is not designed to be instantiated (constructed)</text:p>
        </text:list-item>
        <text:list-item>
          <text:p text:style-name="P4">is the parent class of both LogFile and DelimFile</text:p>
        </text:list-item>
        <text:list-item>
          <text:p text:style-name="P4">handles tasks that both classes need</text:p>
        </text:list-item>
      </text:list>
      <text:p text:style-name="Standard"/>
      <text:p text:style-name="Standard">This is a relatively uncomplicated assignment, but the basic challenge in designing your three classes will be in avoiding duplication of code, and in producing a solution in as few lines as possible. <text:s/>Obviously there are some tasks that are common between the two classes, and some that are specific. <text:s/>Your assignment is to create a parent class, <text:span text:style-name="T2">WriteFile</text:span>, that holds the common functionality, which may include part of the constructor tasks, and have <text:span text:style-name="T2">LogFile</text:span> and <text:span text:style-name="T2">DelimFile</text:span> inherit from <text:span text:style-name="T2">WriteFile</text:span>, drawing upon its methods as necessary. <text:s/>The key then would be to figure out the shortest possible solution using inheritance. <text:s/></text:p>
      <text:p text:style-name="Standard"/>
      <text:p text:style-name="Standard">You'll want to make sure that the <text:span text:style-name="T2">write()</text:span> method is implemented in each of <text:span text:style-name="T2">DelimFile</text:span> and <text:span text:style-name="T2">LogFile</text:span>, and that it is an abstract class in the parent, <text:span text:style-name="T2">WriteFile</text:span>. <text:s/></text:p>
      <text:p text:style-name="Standard"/>
      <text:p text:style-name="Standard">For the log file date, we'll use the <text:span text:style-name="T2">datetime</text:span> module. <text:s/>Just for convenience, here's code for creating the datetimestamp shown in the otuput:</text:p>
      <text:p text:style-name="Standard"/>
      <text:p text:style-name="code">import datetime</text:p>
      <text:p text:style-name="code">dt_str = datetime.datetime.now().strftime('%Y-%m-%d %H:%M')</text:p>
      <text:p text:style-name="Standard"/>
      <text:p text:style-name="Standard">Print <text:span text:style-name="T2">dt_str</text:span> to see the result.</text:p>
      <text:p text:style-name="Standard"/>
      <text:p text:style-name="Standard"/>
      <text:p text:style-name="Standard">Optionlly, you can allow for the delimeter to be included in any field value. <text:s/>Note the quotation marks around the second field in the first line of <text:span text:style-name="T2">text.csv</text:span> in this example:</text:p>
      <text:p text:style-name="Standard"/>
      <text:p text:style-name="code">c.write(['a', 'this, that', 'c', 'd'])</text:p>
      <text:p text:style-name="code"><text:soft-page-break/></text:p>
      <text:p text:style-name="code">$ cat text.csv</text:p>
      <text:p text:style-name="code">a,b,c,d</text:p>
      <text:p text:style-name="code">1,2,3,4</text:p>
      <text:p text:style-name="code">a,"this, that",c,d</text:p>
      <text:p text:style-name="Standard"/>
      <text:p text:style-name="Standard">This has been done because the input actually has the delimeter character in it, and without this delineation of the field value it would be mistaken for a delimeter if we tried to parse the fields. <text:s/>This is a convention of the CSV format. <text:s/>Although we are not attempting to match the full spec for a CSV file, this file can be opened as a spreadsheet in Excel. <text:s/></text:p>
      <text:p text:style-name="Standard"/>
      <text:p text:style-name="Standard">For extra credit (or just a little more challenge, since we're not really giving credit in this course), solve the same assignment using composition instead of inheritance. <text:s/></text:p>
      <text:p text:style-name="Standard"/>
      <text:list xml:id="list3967722" text:style-name="WWNum4">
        <text:list-item>
          <text:p text:style-name="P5"><text:span text:style-name="T2">WriteFile</text:span> should be instantiated with two arguments: <text:s/>a filename and a writer class (either <text:span text:style-name="T2">LogFile</text:span> or <text:span text:style-name="T2">DelimFile</text:span>)</text:p>
        </text:list-item>
        <text:list-item>
          <text:p text:style-name="P5">the class will open the file as before, but will also instantiate and store an instance of the class passed as argument. <text:s/></text:p>
        </text:list-item>
        <text:list-item>
          <text:p text:style-name="P5">in this case, have <text:span text:style-name="T2">DelimFile()</text:span> use a comma as the default delimeter, so that instantiating the <text:span text:style-name="T2">DelimFile</text:span> object doesn't require that we include a delimeter</text:p>
        </text:list-item>
        <text:list-item>
          <text:p text:style-name="P5">when the user calls <text:span text:style-name="T2">write()</text:span>, the instance will use the stored instance to do the writing, calling <text:span text:style-name="T2">write()</text:span> on it -- and since both <text:span text:style-name="T2">LogFile</text:span> and <text:span text:style-name="T2">DelimFile</text:span> have a <text:span text:style-name="T2">write()</text:span> method, it should work (as long as the argument to <text:span text:style-name="T2">write()</text:span> is correct)</text:p>
        </text:list-item>
      </text:list>
      <text:p text:style-name="Standard"/>
      <text:p text:style-name="Standard">Good luck!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letter-kerning="false" style:font-name-asian="ＭＳ 明朝" style:font-family-asian="'ＭＳ 明朝'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urier" fo:font-family="Courier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626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4:30:00</meta:creation-date>
    <meta:initial-creator>David Blaikie</meta:initial-creator>
    <dc:language>en-US</dc:language>
    <dc:date>2017-10-29T17:11:16</dc:date>
    <meta:editing-cycles>6</meta:editing-cycles>
    <meta:editing-duration>PT41M</meta:editing-duration>
    <meta:generator>LibreOffice/5.4.2.2.0$Linux_X86_64 LibreOffice_project/40m0$Build-2</meta:generator>
    <meta:document-statistic meta:table-count="0" meta:image-count="0" meta:object-count="0" meta:page-count="3" meta:paragraph-count="55" meta:word-count="787" meta:character-count="4724" meta:non-whitespace-character-count="3826"/>
    <meta:user-defined meta:name="AppVersion">14.0000</meta:user-defined>
    <meta:user-defined meta:name="Company">AppNex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